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; Jewish Foster Home and Orphan Asylum (Philadelphia, Pa.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Bar Mitzvah/</text:p>
      <text:p text:style-name="P7">an inmate of the Foster-home/</text:p>
      <text:p text:style-name="P6">God Supreme Ruler of the Universe! <text:s/>How unsear-/-chable are Thy ways! <text:s/>Lo! events which to our/ narrow vision appear grievous, Thou causest, at times,/ to yeild[sic!] abundant happiness, while circumstances/ over which we rejoice, may become fruitful of dire/ afflictions. <text:s/>Yet, whatsoever befalls Thy creatures, sub-/-serves Thy divine ends--always wise, always beneficent./ <text:s/>This truth which alike nature and history proclaim,/ will sink more deeply into our minds, the oftener we/ <text:span text:style-name="T2">reflect</text:span><text:span text:style-name="T3"> meditate upon the pages of Thy inspired book. <text:s/>Thus,/ the checkered life of Jacob's exemplary son, which it chro-/-nicles, manifests how sore trials brought forth exceeding/ greatness, but that which had been esteemed felicity, was/ pregnant with sorrow. <text:s/>The bondage and imprison-/-ment of Joseph earned for him pre-eminence, and sal-/-vation for multitudes. <text:s/>The reunion so craved for by the/ establishing of his fathers' household in the land of/ Egypt, proved the forerunner of national sufferings./ <text:s/>Still, all those incidents effected Thy design O Lord!/ <text:s/>They all were made the active agents of Thy fiat;/</text:span></text:p>
      <text:p text:style-name="P6"><text:span text:style-name="T3"/></text:p>
      <text:p text:style-name="P6"><text:span text:style-name="T3">[Page 2]</text:span></text:p>
      <text:p text:style-name="P6"><text:span text:style-name="T3">working out the fulfilment[sic!] of Thy promise, that/ through the seed of Abraham the </text:span><text:span text:style-name="T2">al</text:span><text:span text:style-name="T3"> inhabitants of/ the world would inherit spiritual blessings./</text:span></text:p>
      <text:p text:style-name="P6"><text:span text:style-name="T3">Oh! may this soul-elevating lesson animate us to bear/ with serenity the dispensations of heaven, certain that/ they are in Thy hand the seeds of future happiness./</text:span></text:p>
      <text:p text:style-name="P6"><text:soft-page-break/><text:span text:style-name="T3">Grant I beseech Thee O God!, that this imparting of/ Holy Writ may signally influence the character of the/ Hebrew-lad, who has just entered into the performance of/ solemn duties. <text:s/>Deprived of much which his coevals/ enjoy, may the knowledge of an overruling Providence/ uphold him amidst difficulties. <text:s/>The bereavement/ he early experienced, has denied him the endearments/ of home. <text:s/>Paternal counsel cannot guide his steps/ aright. <text:s/>But Thou who didst cast Thy shield around/ the life of friendless Joseph, wilt also protect this/ fatherless youth. <text:s/>Thou hast already vouchsafed/ to reveal unto him Thy sustaining power, when bene-/-factors arose to supply his urgent wants. <text:s/>Let/ the comforts which their kindliness procured, be to him/ a prognostic of Thy unceasing aid. <text:s/>May he be inspired/ thereby to follow with alacrity a career of usefulness/</text:span></text:p>
      <text:p text:style-name="P6"><text:span text:style-name="T3"/></text:p>
      <text:p text:style-name="P6"><text:span text:style-name="T3">[Page 3]</text:span></text:p>
      <text:p text:style-name="P6"><text:span text:style-name="T3">to himself and his fellow-mortals; never relaxing in/ his exertions, but ever committing the realization of his hopes/ to Thee who wilt graciously bring it to pass./</text:span></text:p>
      <text:p text:style-name="P6"><text:span text:style-name="T3">Almighty God! <text:s/>Grant a reward commensurate with/ their deserts unto those who are the instruments of Thy/ beneficence; unto those who labor sedulously to prepare/ for the orphans and the necessitous an honorable position/ among the children of men. <text:s/>Bless her also who/ for the sake of Thy name, bestows her thoughts upon/ the religious improvements of the inmates of our noblest/ institution. <text:s/>May success crown her endeavours, adding/ to the satisfaction she experiences in doing good./ <text:s/>Incline O Lord! every heart to seek the welfare of the/ "Jewish Foster Home of Philadelphia," that it may/ long continue a monument attesting the charity of/ Juda's remnants, and stand as an ornament to/ the city of our lov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3T14:33:36.19</meta:creation-date>
    <dc:date>2012-09-13T14:57:57.12</dc:date>
    <dc:creator>Penn Libraries</dc:creator>
    <meta:editing-duration>PT00H09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674" meta:character-count="4519"/>
  </office:meta>
</office:document-meta>
</file>